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fo:margin-top="0in" fo:margin-bottom="0.1965in" style:contextual-spacing="false" style:line-height-at-least="0.198in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fo:margin-top="0in" fo:margin-bottom="0.1965in" style:contextual-spacing="false" style:line-height-at-least="0.198in"/>
    </style:style>
    <style:style style:name="P5" style:family="paragraph" style:parent-style-name="Standard">
      <style:text-properties officeooo:rsid="0000b299" officeooo:paragraph-rsid="0000b299"/>
    </style:style>
    <style:style style:name="T1" style:family="text">
      <style:text-properties fo:color="#569cd6" loext:opacity="100%"/>
    </style:style>
    <style:style style:name="T2" style:family="text">
      <style:text-properties fo:color="#dcdcdc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ble</text:span> user {</text:p>
      <text:p text:style-name="P1">id <text:span text:style-name="T1">int</text:span> [primary <text:span text:style-name="T1">key</text:span>]</text:p>
      <text:p text:style-name="P1">username <text:span text:style-name="T1">varchar</text:span> [<text:span text:style-name="T1">not</text:span> <text:span text:style-name="T1">null</text:span><text:span text:style-name="T2">,</text:span> <text:span text:style-name="T1">unique</text:span>]</text:p>
      <text:p text:style-name="P1">email <text:span text:style-name="T1">varchar</text:span> [<text:span text:style-name="T1">not</text:span> <text:span text:style-name="T1">null</text:span><text:span text:style-name="T2">,</text:span> <text:span text:style-name="T1">unique</text:span>]</text:p>
      <text:p text:style-name="P1">contact <text:span text:style-name="T1">int</text:span> [<text:span text:style-name="T1">not</text:span> <text:span text:style-name="T1">null</text:span><text:span text:style-name="T2">,</text:span> <text:span text:style-name="T1">unique</text:span>]</text:p>
      <text:p text:style-name="P1">identification_number <text:span text:style-name="T1">int</text:span> [<text:span text:style-name="T1">not</text:span> <text:span text:style-name="T1">null</text:span><text:span text:style-name="T2">,</text:span> <text:span text:style-name="T1">unique</text:span>]</text:p>
      <text:p text:style-name="P1">role <text:span text:style-name="T1">varchar</text:span> [<text:span text:style-name="T1">not</text:span> <text:span text:style-name="T1">null</text:span>]</text:p>
      <text:p text:style-name="P1">password <text:span text:style-name="T1">varchar</text:span> [<text:span text:style-name="T1">not</text:span> <text:span text:style-name="T1">null</text:span><text:span text:style-name="T2">,</text:span> <text:span text:style-name="T1">unique</text:span>]</text:p>
      <text:p text:style-name="P1">}</text:p>
      <text:p text:style-name="P3"/>
      <text:p text:style-name="P1"><text:span text:style-name="T1">Table</text:span> profile{</text:p>
      <text:p text:style-name="P1">profile_id <text:span text:style-name="T1">int</text:span> [primary <text:span text:style-name="T1">key</text:span>]</text:p>
      <text:p text:style-name="P1">user_id <text:span text:style-name="T1">int</text:span> [<text:span text:style-name="T1">not</text:span> <text:span text:style-name="T1">null</text:span>]</text:p>
      <text:p text:style-name="P1">passport_url <text:span text:style-name="T1">varchar</text:span> [<text:span text:style-name="T1">not</text:span> <text:span text:style-name="T1">null</text:span>]</text:p>
      <text:p text:style-name="P1">firstname <text:span text:style-name="T1">varchar</text:span> [<text:span text:style-name="T1">not</text:span> <text:span text:style-name="T1">null</text:span>]</text:p>
      <text:p text:style-name="P1">middlename <text:span text:style-name="T1">varchar</text:span> [<text:span text:style-name="T1">null</text:span>]</text:p>
      <text:p text:style-name="P1">surname <text:span text:style-name="T1">varchar</text:span> [<text:span text:style-name="T1">not</text:span> <text:span text:style-name="T1">null</text:span>]</text:p>
      <text:p text:style-name="P1">Telephone <text:span text:style-name="T1">int</text:span> [<text:span text:style-name="T1">not</text:span> <text:span text:style-name="T1">null</text:span>]</text:p>
      <text:p text:style-name="P1">Address <text:span text:style-name="T1">varchar</text:span> [<text:span text:style-name="T1">not</text:span> <text:span text:style-name="T1">null</text:span>]</text:p>
      <text:p text:style-name="P1">}</text:p>
      <text:p text:style-name="P2"><text:line-break/></text:p>
      <text:p text:style-name="P1"><text:span text:style-name="T1">Table</text:span> category {</text:p>
      <text:p text:style-name="P1">id <text:span text:style-name="T1">int</text:span> [primary <text:span text:style-name="T1">key</text:span>]</text:p>
      <text:p text:style-name="P1">category_name <text:span text:style-name="T1">varchar</text:span> [<text:span text:style-name="T1">not</text:span> <text:span text:style-name="T1">null</text:span>]</text:p>
      <text:p text:style-name="P3"/>
      <text:p text:style-name="P1">}</text:p>
      <text:p text:style-name="P3"/>
      <text:p text:style-name="P1"><text:span text:style-name="T1">Table</text:span> apartment {</text:p>
      <text:p text:style-name="P1">id <text:span text:style-name="T1">int</text:span> [primary <text:span text:style-name="T1">key</text:span>]</text:p>
      <text:p text:style-name="P1">name <text:span text:style-name="T1">varchar</text:span> [<text:span text:style-name="T1">not</text:span> <text:span text:style-name="T1">null</text:span><text:span text:style-name="T2">,</text:span> <text:span text:style-name="T1">unique</text:span> ]</text:p>
      <text:p text:style-name="P1">landlord_id <text:span text:style-name="T1">int</text:span> [<text:span text:style-name="T1">not</text:span> <text:span text:style-name="T1">null</text:span>]</text:p>
      <text:p text:style-name="P1">category_id <text:span text:style-name="T1">int</text:span> [<text:span text:style-name="T1">not</text:span> <text:span text:style-name="T1">null</text:span>]</text:p>
      <text:p text:style-name="P1">description <text:span text:style-name="T1">int</text:span> [<text:span text:style-name="T1">not</text:span> <text:span text:style-name="T1">null</text:span>]</text:p>
      <text:p text:style-name="P1">location <text:span text:style-name="T1">varchar</text:span> [<text:span text:style-name="T1">not</text:span> <text:span text:style-name="T1">null</text:span>]</text:p>
      <text:p text:style-name="P1">address <text:span text:style-name="T1">varchar</text:span> [<text:span text:style-name="T1">not</text:span> <text:span text:style-name="T1">null</text:span>]</text:p>
      <text:p text:style-name="P1">amenities <text:span text:style-name="T1">varchar</text:span> [<text:span text:style-name="T1">not</text:span> <text:span text:style-name="T1">null</text:span>]</text:p>
      <text:p text:style-name="P1">image_url <text:span text:style-name="T1">varchar</text:span> [<text:span text:style-name="T1">unique</text:span><text:span text:style-name="T2">,</text:span> <text:span text:style-name="T1">not</text:span> <text:span text:style-name="T1">null</text:span>]</text:p>
      <text:p text:style-name="P1">status <text:span text:style-name="T1">varchar</text:span> [<text:span text:style-name="T1">unique</text:span>]</text:p>
      <text:p text:style-name="P3"/>
      <text:p text:style-name="P1">}</text:p>
      <text:p text:style-name="P3"/>
      <text:p text:style-name="P1"><text:span text:style-name="T1">Ref</text:span><text:span text:style-name="T2">:</text:span> apartment<text:span text:style-name="T2">.</text:span>category_id&gt; category<text:span text:style-name="T2">.</text:span>category_name</text:p>
      <text:p text:style-name="P1"><text:span text:style-name="T1">Ref</text:span><text:span text:style-name="T2">:</text:span> apartment<text:span text:style-name="T2">.</text:span>landlord_id&gt; user<text:span text:style-name="T2">.</text:span>id</text:p>
      <text:p text:style-name="P4"/>
      <text:p text:style-name="P1"><text:soft-page-break/><text:span text:style-name="T1">Table</text:span> booking{</text:p>
      <text:p text:style-name="P1">id <text:span text:style-name="T1">int</text:span> [primary <text:span text:style-name="T1">key</text:span>]</text:p>
      <text:p text:style-name="P1">tenant_id <text:span text:style-name="T1">int</text:span> [<text:span text:style-name="T1">not</text:span> <text:span text:style-name="T1">null</text:span>]</text:p>
      <text:p text:style-name="P1">apartment_id <text:span text:style-name="T1">int</text:span> [<text:span text:style-name="T1">not</text:span> <text:span text:style-name="T1">null</text:span>]</text:p>
      <text:p text:style-name="P1">payment <text:span text:style-name="T1">int</text:span> [<text:span text:style-name="T1">not</text:span> <text:span text:style-name="T1">null</text:span>]</text:p>
      <text:p text:style-name="P1">timestamp <text:span text:style-name="T1">datetime</text:span> [<text:span text:style-name="T1">not</text:span> <text:span text:style-name="T1">null</text:span>]</text:p>
      <text:p text:style-name="P1">}</text:p>
      <text:p text:style-name="P3"/>
      <text:p text:style-name="P1"><text:span text:style-name="T1">Table</text:span> transaction {</text:p>
      <text:p text:style-name="P1">id <text:span text:style-name="T1">int</text:span> [primary <text:span text:style-name="T1">key</text:span>]</text:p>
      <text:p text:style-name="P1">payee_id <text:span text:style-name="T1">int</text:span> [<text:span text:style-name="T1">not</text:span> <text:span text:style-name="T1">null</text:span>]</text:p>
      <text:p text:style-name="P1">payer_id <text:span text:style-name="T1">int</text:span> [<text:span text:style-name="T1">not</text:span> <text:span text:style-name="T1">null</text:span>]</text:p>
      <text:p text:style-name="P1">apartment_id <text:span text:style-name="T1">int</text:span> [<text:span text:style-name="T1">not</text:span> <text:span text:style-name="T1">null</text:span>]</text:p>
      <text:p text:style-name="P1">purpose <text:span text:style-name="T1">varchar</text:span> [<text:span text:style-name="T1">not</text:span> <text:span text:style-name="T1">null</text:span>]</text:p>
      <text:p text:style-name="P1">amount <text:span text:style-name="T1">int</text:span> [<text:span text:style-name="T1">not</text:span> <text:span text:style-name="T1">null</text:span>]</text:p>
      <text:p text:style-name="P1">timestamp <text:span text:style-name="T1">datetime</text:span> [<text:span text:style-name="T1">not</text:span> <text:span text:style-name="T1">null</text:span>]</text:p>
      <text:p text:style-name="P3"/>
      <text:p text:style-name="P1">}</text:p>
      <text:p text:style-name="P3"/>
      <text:p text:style-name="P1"><text:span text:style-name="T1">Ref</text:span><text:span text:style-name="T2">:</text:span> transaction<text:span text:style-name="T2">.</text:span>apartment_id&gt; apartment<text:span text:style-name="T2">.</text:span>id</text:p>
      <text:p text:style-name="P1"><text:span text:style-name="T1">Ref</text:span><text:span text:style-name="T2">:</text:span> transaction<text:span text:style-name="T2">.</text:span>payee_id&gt; user<text:span text:style-name="T2">.</text:span>id</text:p>
      <text:p text:style-name="P1"><text:span text:style-name="T1">Ref</text:span><text:span text:style-name="T2">:</text:span> transaction<text:span text:style-name="T2">.</text:span>payer_id&gt; user<text:span text:style-name="T2">.</text:span>id</text:p>
      <text:p text:style-name="P4"/>
      <text:p text:style-name="P1"><text:span text:style-name="T1">Table</text:span> review {</text:p>
      <text:p text:style-name="P1">id <text:span text:style-name="T1">int</text:span> [primary <text:span text:style-name="T1">key</text:span>]</text:p>
      <text:p text:style-name="P1">user_id <text:span text:style-name="T1">int</text:span> </text:p>
      <text:p text:style-name="P1">rating <text:span text:style-name="T1">int</text:span> </text:p>
      <text:p text:style-name="P1">comment <text:span text:style-name="T1">int</text:span> [<text:span text:style-name="T1">null</text:span>]</text:p>
      <text:p text:style-name="P1">}</text:p>
      <text:p text:style-name="P3"/>
      <text:p text:style-name="P1"><text:span text:style-name="T1">Ref</text:span><text:span text:style-name="T2">:</text:span> review<text:span text:style-name="T2">.</text:span>user_id&gt; user<text:span text:style-name="T2">.</text:span>id</text:p>
      <text:p text:style-name="P4"/>
      <text:p text:style-name="P1"><text:span text:style-name="T1">Table</text:span> bill{</text:p>
      <text:p text:style-name="P1">id <text:span text:style-name="T1">int</text:span> [primary <text:span text:style-name="T1">key</text:span>]</text:p>
      <text:p text:style-name="P1">apartment_id <text:span text:style-name="T1">int</text:span> [<text:span text:style-name="T1">not</text:span> <text:span text:style-name="T1">null</text:span>]</text:p>
      <text:p text:style-name="P1">landlord_id <text:span text:style-name="T1">int</text:span> [<text:span text:style-name="T1">not</text:span> <text:span text:style-name="T1">null</text:span>]</text:p>
      <text:p text:style-name="P1">tenant_id <text:span text:style-name="T1">int</text:span> [<text:span text:style-name="T1">not</text:span> <text:span text:style-name="T1">null</text:span>]</text:p>
      <text:p text:style-name="P1">amenity <text:span text:style-name="T1">int</text:span> [<text:span text:style-name="T1">not</text:span> <text:span text:style-name="T1">null</text:span>]</text:p>
      <text:p text:style-name="P1">amount <text:span text:style-name="T1">int</text:span> [<text:span text:style-name="T1">not</text:span> <text:span text:style-name="T1">null</text:span>]</text:p>
      <text:p text:style-name="P1">status <text:span text:style-name="T1">varchar</text:span> [<text:span text:style-name="T1">not</text:span> <text:span text:style-name="T1">null</text:span>]</text:p>
      <text:p text:style-name="P1">timestamp <text:span text:style-name="T1">datetime</text:span> [<text:span text:style-name="T1">not</text:span> <text:span text:style-name="T1">null</text:span>]</text:p>
      <text:p text:style-name="P1">}</text:p>
      <text:p text:style-name="P3"/>
      <text:p text:style-name="P1"><text:span text:style-name="T1">Ref</text:span><text:span text:style-name="T2">:</text:span> bill<text:span text:style-name="T2">.</text:span>apartment_id&gt; apartment<text:span text:style-name="T2">.</text:span>id</text:p>
      <text:p text:style-name="P1"><text:span text:style-name="T1">Ref</text:span><text:span text:style-name="T2">:</text:span> bill<text:span text:style-name="T2">.</text:span>landlord_id &gt; user<text:span text:style-name="T2">.</text:span>id</text:p>
      <text:p text:style-name="P1"><text:soft-page-break/><text:span text:style-name="T1">Ref</text:span><text:span text:style-name="T2">:</text:span>bill<text:span text:style-name="T2">.</text:span>tenant_id&gt; user<text:span text:style-name="T2">.</text:span>id</text:p>
      <text:p text:style-name="P3"/>
      <text:p text:style-name="P1"><text:span text:style-name="T1">Table</text:span> message {</text:p>
      <text:p text:style-name="P1">id <text:span text:style-name="T1">int</text:span> [primary <text:span text:style-name="T1">key</text:span>]</text:p>
      <text:p text:style-name="P1">sender_id <text:span text:style-name="T1">int</text:span> [<text:span text:style-name="T1">not</text:span> <text:span text:style-name="T1">null</text:span>]</text:p>
      <text:p text:style-name="P1">recipient_id <text:span text:style-name="T1">int</text:span> [<text:span text:style-name="T1">not</text:span> <text:span text:style-name="T1">null</text:span>]</text:p>
      <text:p text:style-name="P1">message <text:span text:style-name="T1">varchar</text:span> [<text:span text:style-name="T1">not</text:span> <text:span text:style-name="T1">null</text:span>]</text:p>
      <text:p text:style-name="P1">timestamp <text:span text:style-name="T1">datetime</text:span></text:p>
      <text:p text:style-name="P1">}</text:p>
      <text:p text:style-name="P3"/>
      <text:p text:style-name="P1"><text:span text:style-name="T1">Ref</text:span><text:span text:style-name="T2">:</text:span> message<text:span text:style-name="T2">.</text:span>sender_id &gt; user<text:span text:style-name="T2">.</text:span>id</text:p>
      <text:p text:style-name="P1"><text:span text:style-name="T1">Ref</text:span><text:span text:style-name="T2">:</text:span> message<text:span text:style-name="T2">.</text:span>recipient_id&gt; user<text:span text:style-name="T2">.</text:span>id</text:p>
      <text:p text:style-name="P4"/>
      <text:p text:style-name="P1"><text:span text:style-name="T1">Table</text:span> document {</text:p>
      <text:p text:style-name="P1">id <text:span text:style-name="T1">int</text:span> [primary <text:span text:style-name="T1">key</text:span>]</text:p>
      <text:p text:style-name="P1">user_id <text:span text:style-name="T1">int</text:span> [<text:span text:style-name="T1">not</text:span> <text:span text:style-name="T1">null</text:span>]</text:p>
      <text:p text:style-name="P1">apartment_id <text:span text:style-name="T1">int</text:span> [<text:span text:style-name="T1">not</text:span> <text:span text:style-name="T1">null</text:span>]</text:p>
      <text:p text:style-name="P1">document_url <text:span text:style-name="T1">varchar</text:span> [<text:span text:style-name="T1">not</text:span> <text:span text:style-name="T1">null</text:span>]</text:p>
      <text:p text:style-name="P4"/>
      <text:p text:style-name="P1">}</text:p>
      <text:p text:style-name="P3"/>
      <text:p text:style-name="P1"><text:span text:style-name="T1">Ref</text:span><text:span text:style-name="T2">:</text:span> document<text:span text:style-name="T2">.</text:span>user_id&gt; user<text:span text:style-name="T2">.</text:span>id</text:p>
      <text:p text:style-name="P1"><text:span text:style-name="T1">Ref</text:span><text:span text:style-name="T2">:</text:span> document<text:span text:style-name="T2">.</text:span>apartment_id&gt; apartment<text:span text:style-name="T2">.</text:span>id</text:p>
      <text:p text:style-name="P1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09:49:21.755435413</meta:creation-date>
    <dc:date>2024-03-16T09:49:47.898242381</dc:date>
    <meta:editing-duration>PT26S</meta:editing-duration>
    <meta:editing-cycles>1</meta:editing-cycles>
    <meta:document-statistic meta:table-count="0" meta:image-count="0" meta:object-count="0" meta:page-count="3" meta:paragraph-count="94" meta:word-count="316" meta:character-count="2125" meta:non-whitespace-character-count="1899"/>
    <meta:generator>LibreOffice/7.3.7.2$Linux_X86_64 LibreOffice_project/30$Build-2</meta:generator>
  </office:meta>
</office:document-meta>
</file>